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04750" officeooo:paragraph-rsid="00104750"/>
    </style:style>
    <style:style style:name="P2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gr1" style:family="graphic">
      <style:graphic-properties draw:textarea-vertical-align="top" fo:border="soli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cognome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checkbox form:name="mtb" form:control-implementation="ooo:com.sun.star.form.component.CheckBox" xml:id="control2" form:id="control2" form:label="mtb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area form:name="nome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checkbox form:name="sci" form:control-implementation="ooo:com.sun.star.form.component.CheckBox" xml:id="control4" form:id="control4" form:label="sci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nuoto" form:control-implementation="ooo:com.sun.star.form.component.CheckBox" xml:id="control5" form:id="control5" form:label="nuot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danza" form:control-implementation="ooo:com.sun.star.form.component.CheckBox" xml:id="control6" form:id="control6" form:label="danza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radio form:name="sesso" form:control-implementation="ooo:com.sun.star.form.component.RadioButton" xml:id="control7" form:id="control7" form:label="maschio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sesso" form:control-implementation="ooo:com.sun.star.form.component.RadioButton" xml:id="control8" form:id="control8" form:label="femmina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ontrol text:anchor-type="paragraph" draw:z-index="0" draw:style-name="gr1" draw:text-style-name="P2" svg:width="5.001cm" svg:height="0.701cm" svg:x="2.282cm" svg:y="0.026cm" draw:control="control1"/>Nome <text:s text:c="4"/></text:p>
      <text:p text:style-name="P1"><draw:control text:anchor-type="paragraph" draw:z-index="2" draw:style-name="gr1" draw:text-style-name="P2" svg:width="5.005cm" svg:height="0.701cm" svg:x="2.282cm" svg:y="0.452cm" draw:control="control3"/></text:p>
      <text:p text:style-name="P1">Cognome</text:p>
      <text:p text:style-name="P1"><draw:control text:anchor-type="paragraph" draw:z-index="6" draw:style-name="gr3" draw:text-style-name="P2" svg:width="3.14cm" svg:height="0.687cm" svg:x="2.223cm" svg:y="0.404cm" draw:control="control7"/><draw:control text:anchor-type="paragraph" draw:z-index="7" draw:style-name="gr3" draw:text-style-name="P2" svg:width="3.14cm" svg:height="0.687cm" svg:x="4.664cm" svg:y="0.404cm" draw:control="control8"/></text:p>
      <text:p text:style-name="P1">Sesso </text:p>
      <text:p text:style-name="P1"/>
      <text:p text:style-name="P1">Sport praticati:</text:p>
      <text:p text:style-name="P1"><draw:control text:anchor-type="paragraph" draw:z-index="1" draw:style-name="gr2" draw:text-style-name="P2" svg:width="2.407cm" svg:height="0.578cm" svg:x="0.081cm" svg:y="0.069cm" draw:control="control2"/><draw:control text:anchor-type="paragraph" draw:z-index="3" draw:style-name="gr2" draw:text-style-name="P2" svg:width="2.407cm" svg:height="0.578cm" svg:x="0.081cm" svg:y="0.646cm" draw:control="control4"/><draw:control text:anchor-type="paragraph" draw:z-index="4" draw:style-name="gr2" draw:text-style-name="P2" svg:width="2.407cm" svg:height="0.578cm" svg:x="0.081cm" svg:y="1.222cm" draw:control="control5"/><draw:control text:anchor-type="paragraph" draw:z-index="5" draw:style-name="gr2" draw:text-style-name="P2" svg:width="2.407cm" svg:height="0.578cm" svg:x="0.081cm" svg:y="1.799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ff-it-02 </meta:initial-creator>
    <meta:creation-date>2014-01-28T16:56:48</meta:creation-date>
    <dc:date>2014-01-29T09:42:08</dc:date>
    <dc:creator>uff-it-02 </dc:creator>
    <meta:editing-duration>PT20M53S</meta:editing-duration>
    <meta:editing-cycles>7</meta:editing-cycles>
    <meta:generator>LibreOffice/4.0.2.2$Linux_X86_64 LibreOffice_project/400m0$Build-2</meta:generator>
    <meta:document-statistic meta:table-count="0" meta:image-count="0" meta:object-count="0" meta:page-count="1" meta:paragraph-count="4" meta:word-count="5" meta:character-count="38" meta:non-whitespace-character-count="31"/>
  </office:meta>
</office:document-meta>
</file>